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8.06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1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style-name="ce5" office:value-type="string" calcext:value-type="string">
            <text:p>3D-slab-nonbloc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eq</text:p>
          </table:table-cell>
          <table:table-cell table:style-name="ce2" office:value-type="string" calcext:value-type="string">
            <text:p>4perhost 4</text:p>
          </table:table-cell>
          <table:table-cell table:style-name="ce2" office:value-type="string" calcext:value-type="string">
            <text:p>8perhost 8</text:p>
          </table:table-cell>
          <table:table-cell office:value-type="string" calcext:value-type="string">
            <text:p>speedup 8p8</text:p>
          </table:table-cell>
          <table:table-cell office:value-type="string" calcext:value-type="string">
            <text:p>efficiency 8p8</text:p>
          </table:table-cell>
          <table:table-cell office:value-type="string" calcext:value-type="string">
            <text:p>speedup 4p4</text:p>
          </table:table-cell>
          <table:table-cell office:value-type="string" calcext:value-type="string">
            <text:p>efficiency 4p4</text:p>
          </table:table-cell>
          <table:table-cell table:number-columns-repeated="101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3" office:value-type="float" office:value="0.807" calcext:value-type="float">
            <text:p>0.807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524" calcext:value-type="float">
            <text:p>0.524</text:p>
          </table:table-cell>
          <table:table-cell table:style-name="ce3" table:formula="of:=[.B4]/[.D4]" office:value-type="float" office:value="1.54007633587786" calcext:value-type="float">
            <text:p>1.540</text:p>
          </table:table-cell>
          <table:table-cell table:style-name="ce3" table:formula="of:=[.E4]/8" office:value-type="float" office:value="0.192509541984733" calcext:value-type="float">
            <text:p>0.193</text:p>
          </table:table-cell>
          <table:table-cell table:style-name="ce3" table:formula="of:=[.B4]/[.C4]" office:value-type="float" office:value="1.42328042328042" calcext:value-type="float">
            <text:p>1.423</text:p>
          </table:table-cell>
          <table:table-cell table:style-name="ce3" table:formula="of:=[.G4]/4" office:value-type="float" office:value="0.355820105820106" calcext:value-type="float">
            <text:p>0.356</text:p>
          </table:table-cell>
          <table:table-cell table:number-columns-repeated="101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3" office:value-type="float" office:value="12.885" calcext:value-type="float">
            <text:p>12.885</text:p>
          </table:table-cell>
          <table:table-cell table:style-name="ce3" office:value-type="float" office:value="7.462" calcext:value-type="float">
            <text:p>7.462</text:p>
          </table:table-cell>
          <table:table-cell table:style-name="ce3" office:value-type="float" office:value="5.646" calcext:value-type="float">
            <text:p>5.646</text:p>
          </table:table-cell>
          <table:table-cell table:style-name="ce3" table:formula="of:=[.B5]/[.D5]" office:value-type="float" office:value="2.28214665249734" calcext:value-type="float">
            <text:p>2.282</text:p>
          </table:table-cell>
          <table:table-cell table:style-name="ce3" table:formula="of:=[.E5]/8" office:value-type="float" office:value="0.285268331562168" calcext:value-type="float">
            <text:p>0.285</text:p>
          </table:table-cell>
          <table:table-cell table:style-name="ce3" table:formula="of:=[.B5]/[.C5]" office:value-type="float" office:value="1.7267488608952" calcext:value-type="float">
            <text:p>1.727</text:p>
          </table:table-cell>
          <table:table-cell table:style-name="ce3" table:formula="of:=[.G5]/4" office:value-type="float" office:value="0.431687215223801" calcext:value-type="float">
            <text:p>0.432</text:p>
          </table:table-cell>
          <table:table-cell table:number-columns-repeated="1016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3" office:value-type="float" office:value="35.282" calcext:value-type="float">
            <text:p>35.282</text:p>
          </table:table-cell>
          <table:table-cell table:style-name="ce3" office:value-type="float" office:value="10.849" calcext:value-type="float">
            <text:p>10.849</text:p>
          </table:table-cell>
          <table:table-cell table:style-name="ce3" office:value-type="float" office:value="8.11" calcext:value-type="float">
            <text:p>8.110</text:p>
          </table:table-cell>
          <table:table-cell table:style-name="ce3" table:formula="of:=[.B6]/[.D6]" office:value-type="float" office:value="4.35043156596794" calcext:value-type="float">
            <text:p>4.350</text:p>
          </table:table-cell>
          <table:table-cell table:style-name="ce3" table:formula="of:=[.E6]/8" office:value-type="float" office:value="0.543803945745993" calcext:value-type="float">
            <text:p>0.544</text:p>
          </table:table-cell>
          <table:table-cell table:style-name="ce3" table:formula="of:=[.B6]/[.C6]" office:value-type="float" office:value="3.25209696746244" calcext:value-type="float">
            <text:p>3.252</text:p>
          </table:table-cell>
          <table:table-cell table:style-name="ce3" table:formula="of:=[.G6]/4" office:value-type="float" office:value="0.81302424186561" calcext:value-type="float">
            <text:p>0.813</text:p>
          </table:table-cell>
          <table:table-cell table:number-columns-repeated="101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float" office:value="53.723" calcext:value-type="float">
            <text:p>53.723</text:p>
          </table:table-cell>
          <table:table-cell table:style-name="ce3" office:value-type="float" office:value="16.486" calcext:value-type="float">
            <text:p>16.486</text:p>
          </table:table-cell>
          <table:table-cell table:style-name="ce3" office:value-type="float" office:value="10.958" calcext:value-type="float">
            <text:p>10.958</text:p>
          </table:table-cell>
          <table:table-cell table:style-name="ce3" table:formula="of:=[.B7]/[.D7]" office:value-type="float" office:value="4.90262821682789" calcext:value-type="float">
            <text:p>4.903</text:p>
          </table:table-cell>
          <table:table-cell table:style-name="ce3" table:formula="of:=[.E7]/8" office:value-type="float" office:value="0.612828527103486" calcext:value-type="float">
            <text:p>0.613</text:p>
          </table:table-cell>
          <table:table-cell table:style-name="ce3" table:formula="of:=[.B7]/[.C7]" office:value-type="float" office:value="3.25870435521048" calcext:value-type="float">
            <text:p>3.259</text:p>
          </table:table-cell>
          <table:table-cell table:style-name="ce3" table:formula="of:=[.G7]/4" office:value-type="float" office:value="0.81467608880262" calcext:value-type="float">
            <text:p>0.81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3D-slab-bloc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8perhost 8</text:p>
          </table:table-cell>
          <table:table-cell office:value-type="string" calcext:value-type="string">
            <text:p>speedup 8p8</text:p>
          </table:table-cell>
          <table:table-cell office:value-type="string" calcext:value-type="string">
            <text:p>efficiency 8p8</text:p>
          </table:table-cell>
          <table:table-cell office:value-type="string" calcext:value-type="string">
            <text:p>speedup 4p4</text:p>
          </table:table-cell>
          <table:table-cell office:value-type="string" calcext:value-type="string">
            <text:p>efficiency 4p4</text:p>
          </table:table-cell>
          <table:table-cell table:number-columns-repeated="101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3" office:value-type="float" office:value="0.807" calcext:value-type="float">
            <text:p>0.807</text:p>
          </table:table-cell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0.532" calcext:value-type="float">
            <text:p>0.532</text:p>
          </table:table-cell>
          <table:table-cell table:style-name="ce3" table:formula="of:=[.B14]/[.D14]" office:value-type="float" office:value="1.51691729323308" calcext:value-type="float">
            <text:p>1.517</text:p>
          </table:table-cell>
          <table:table-cell table:style-name="ce3" table:formula="of:=[.E14]/8" office:value-type="float" office:value="0.189614661654135" calcext:value-type="float">
            <text:p>0.190</text:p>
          </table:table-cell>
          <table:table-cell table:style-name="ce3" table:formula="of:=[.B14]/[.C14]" office:value-type="float" office:value="1.22831050228311" calcext:value-type="float">
            <text:p>1.228</text:p>
          </table:table-cell>
          <table:table-cell table:style-name="ce3" table:formula="of:=[.G14]/4" office:value-type="float" office:value="0.307077625570776" calcext:value-type="float">
            <text:p>0.307</text:p>
          </table:table-cell>
          <table:table-cell table:number-columns-repeated="101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3" office:value-type="float" office:value="12.885" calcext:value-type="float">
            <text:p>12.885</text:p>
          </table:table-cell>
          <table:table-cell table:style-name="ce3" office:value-type="float" office:value="7.698" calcext:value-type="float">
            <text:p>7.698</text:p>
          </table:table-cell>
          <table:table-cell table:style-name="ce3" office:value-type="float" office:value="4.964" calcext:value-type="float">
            <text:p>4.964</text:p>
          </table:table-cell>
          <table:table-cell table:style-name="ce3" table:formula="of:=[.B15]/[.D15]" office:value-type="float" office:value="2.59568896051571" calcext:value-type="float">
            <text:p>2.596</text:p>
          </table:table-cell>
          <table:table-cell table:style-name="ce3" table:formula="of:=[.E15]/8" office:value-type="float" office:value="0.324461120064464" calcext:value-type="float">
            <text:p>0.324</text:p>
          </table:table-cell>
          <table:table-cell table:style-name="ce3" table:formula="of:=[.B15]/[.C15]" office:value-type="float" office:value="1.67381137957911" calcext:value-type="float">
            <text:p>1.674</text:p>
          </table:table-cell>
          <table:table-cell table:style-name="ce3" table:formula="of:=[.G15]/4" office:value-type="float" office:value="0.418452844894778" calcext:value-type="float">
            <text:p>0.418</text:p>
          </table:table-cell>
          <table:table-cell table:number-columns-repeated="1016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3" office:value-type="float" office:value="35.282" calcext:value-type="float">
            <text:p>35.282</text:p>
          </table:table-cell>
          <table:table-cell table:style-name="ce3" office:value-type="float" office:value="12.244" calcext:value-type="float">
            <text:p>12.244</text:p>
          </table:table-cell>
          <table:table-cell table:style-name="ce3" office:value-type="float" office:value="7.776" calcext:value-type="float">
            <text:p>7.776</text:p>
          </table:table-cell>
          <table:table-cell table:style-name="ce3" table:formula="of:=[.B16]/[.D16]" office:value-type="float" office:value="4.53729423868313" calcext:value-type="float">
            <text:p>4.537</text:p>
          </table:table-cell>
          <table:table-cell table:style-name="ce3" table:formula="of:=[.E16]/8" office:value-type="float" office:value="0.567161779835391" calcext:value-type="float">
            <text:p>0.567</text:p>
          </table:table-cell>
          <table:table-cell table:style-name="ce3" table:formula="of:=[.B16]/[.C16]" office:value-type="float" office:value="2.88157464880758" calcext:value-type="float">
            <text:p>2.882</text:p>
          </table:table-cell>
          <table:table-cell table:style-name="ce3" table:formula="of:=[.G16]/4" office:value-type="float" office:value="0.720393662201895" calcext:value-type="float">
            <text:p>0.720</text:p>
          </table:table-cell>
          <table:table-cell table:number-columns-repeated="101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float" office:value="53.723" calcext:value-type="float">
            <text:p>53.723</text:p>
          </table:table-cell>
          <table:table-cell table:style-name="ce3" office:value-type="float" office:value="16.495" calcext:value-type="float">
            <text:p>16.495</text:p>
          </table:table-cell>
          <table:table-cell table:style-name="ce3" office:value-type="float" office:value="10.7" calcext:value-type="float">
            <text:p>10.700</text:p>
          </table:table-cell>
          <table:table-cell table:style-name="ce3" table:formula="of:=[.B17]/[.D17]" office:value-type="float" office:value="5.02084112149533" calcext:value-type="float">
            <text:p>5.021</text:p>
          </table:table-cell>
          <table:table-cell table:style-name="ce3" table:formula="of:=[.E17]/8" office:value-type="float" office:value="0.627605140186916" calcext:value-type="float">
            <text:p>0.628</text:p>
          </table:table-cell>
          <table:table-cell table:style-name="ce3" table:formula="of:=[.B17]/[.C17]" office:value-type="float" office:value="3.25692634131555" calcext:value-type="float">
            <text:p>3.257</text:p>
          </table:table-cell>
          <table:table-cell table:style-name="ce3" table:formula="of:=[.G17]/4" office:value-type="float" office:value="0.814231585328888" calcext:value-type="float">
            <text:p>0.81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3D-poles block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2]/[.C22]" office:value-type="float" office:value="1" calcext:value-type="float">
            <text:p>1</text:p>
          </table:table-cell>
          <table:table-cell table:formula="of:=[.D22]/4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3]/[.C23]" office:value-type="float" office:value="0.631578947368421" calcext:value-type="float">
            <text:p>0.631578947368421</text:p>
          </table:table-cell>
          <table:table-cell table:formula="of:=[.D23]/4" office:value-type="float" office:value="0.157894736842105" calcext:value-type="float">
            <text:p>0.157894736842105</text:p>
          </table:table-cell>
          <table:table-cell table:number-columns-repeated="101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B24]/[.C24]" office:value-type="float" office:value="0.758620689655172" calcext:value-type="float">
            <text:p>0.758620689655172</text:p>
          </table:table-cell>
          <table:table-cell table:formula="of:=[.D24]/4" office:value-type="float" office:value="0.189655172413793" calcext:value-type="float">
            <text:p>0.189655172413793</text:p>
          </table:table-cell>
          <table:table-cell table:number-columns-repeated="101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[.B25]/[.C25]" office:value-type="float" office:value="0.790697674418605" calcext:value-type="float">
            <text:p>0.790697674418605</text:p>
          </table:table-cell>
          <table:table-cell table:formula="of:=[.D25]/4" office:value-type="float" office:value="0.197674418604651" calcext:value-type="float">
            <text:p>0.197674418604651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257" calcext:value-type="float">
            <text:p>257</text:p>
          </table:table-cell>
          <table:table-cell table:formula="of:=[.B26]/[.C26]" office:value-type="float" office:value="0.859922178988327" calcext:value-type="float">
            <text:p>0.859922178988327</text:p>
          </table:table-cell>
          <table:table-cell table:formula="of:=[.D26]/4" office:value-type="float" office:value="0.214980544747082" calcext:value-type="float">
            <text:p>0.21498054474708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3D-poles non block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D31]/4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2]/[.C32]" office:value-type="float" office:value="0.631578947368421" calcext:value-type="float">
            <text:p>0.631578947368421</text:p>
          </table:table-cell>
          <table:table-cell table:formula="of:=[.D32]/4" office:value-type="float" office:value="0.157894736842105" calcext:value-type="float">
            <text:p>0.157894736842105</text:p>
          </table:table-cell>
          <table:table-cell table:number-columns-repeated="101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B33]/[.C33]" office:value-type="float" office:value="0.758620689655172" calcext:value-type="float">
            <text:p>0.758620689655172</text:p>
          </table:table-cell>
          <table:table-cell table:formula="of:=[.D33]/4" office:value-type="float" office:value="0.189655172413793" calcext:value-type="float">
            <text:p>0.189655172413793</text:p>
          </table:table-cell>
          <table:table-cell table:number-columns-repeated="101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formula="of:=[.B34]/[.C34]" office:value-type="float" office:value="0.829268292682927" calcext:value-type="float">
            <text:p>0.829268292682927</text:p>
          </table:table-cell>
          <table:table-cell table:formula="of:=[.D34]/4" office:value-type="float" office:value="0.207317073170732" calcext:value-type="float">
            <text:p>0.20731707317073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254" calcext:value-type="float">
            <text:p>254</text:p>
          </table:table-cell>
          <table:table-cell table:formula="of:=[.B35]/[.C35]" office:value-type="float" office:value="0.87007874015748" calcext:value-type="float">
            <text:p>0.87007874015748</text:p>
          </table:table-cell>
          <table:table-cell table:formula="of:=[.D35]/4" office:value-type="float" office:value="0.21751968503937" calcext:value-type="float">
            <text:p>0.21751968503937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meta:initial-creator>Andreas Peintner</meta:initial-creator>
    <meta:creation-date>2019-11-04T08:25:39Z</meta:creation-date>
    <dc:date>2019-11-05T20:29:30.867873104</dc:date>
    <meta:editing-duration>PT4M51S</meta:editing-duration>
    <meta:editing-cycles>2</meta:editing-cycles>
    <meta:document-statistic meta:table-count="1" meta:cell-count="143" meta:object-count="0"/>
  </office:meta>
</office:document-meta>
</file>